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utura BdCn BT" svg:font-family="'Futura BdCn BT'" style:font-family-generic="swiss" style:font-pitch="variable"/>
    <style:font-face style:name="Futura Bk BT" svg:font-family="'Futura Bk BT'" style:font-family-generic="swiss" style:font-pitch="variable"/>
    <style:font-face style:name="Futura Hv BT" svg:font-family="'Futura Hv BT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5c880" officeooo:paragraph-rsid="0015c880"/>
    </style:style>
    <style:style style:name="P2" style:family="paragraph" style:parent-style-name="Standard" style:list-style-name="L7">
      <style:text-properties style:font-name="Calibri" officeooo:rsid="0015c880" officeooo:paragraph-rsid="0015c880"/>
    </style:style>
    <style:style style:name="P3" style:family="paragraph" style:parent-style-name="Standard" style:list-style-name="L7">
      <style:text-properties style:font-name="Calibri" officeooo:rsid="0015c880" officeooo:paragraph-rsid="00293898"/>
    </style:style>
    <style:style style:name="P4" style:family="paragraph" style:parent-style-name="Standard" style:list-style-name="L2">
      <style:text-properties style:font-name="Calibri" fo:font-weight="bold" officeooo:rsid="0015c880" officeooo:paragraph-rsid="0015c880" style:font-weight-asian="bold" style:font-weight-complex="bold"/>
    </style:style>
    <style:style style:name="P5" style:family="paragraph" style:parent-style-name="Standard">
      <style:text-properties style:font-name="Calibri" fo:font-weight="bold" officeooo:rsid="001aebf0" officeooo:paragraph-rsid="001aebf0" style:font-weight-asian="bold" style:font-weight-complex="bold"/>
    </style:style>
    <style:style style:name="P6" style:family="paragraph" style:parent-style-name="Standard">
      <style:text-properties style:font-name="Calibri" officeooo:rsid="0019747c" officeooo:paragraph-rsid="0019747c"/>
    </style:style>
    <style:style style:name="P7" style:family="paragraph" style:parent-style-name="Standard">
      <style:text-properties style:font-name="Calibri" officeooo:rsid="0019747c" officeooo:paragraph-rsid="0017c13e"/>
    </style:style>
    <style:style style:name="P8" style:family="paragraph" style:parent-style-name="Standard" style:list-style-name="L5">
      <style:text-properties style:font-name="Calibri" officeooo:rsid="0019747c" officeooo:paragraph-rsid="0024e969"/>
    </style:style>
    <style:style style:name="P9" style:family="paragraph" style:parent-style-name="Standard">
      <style:text-properties style:font-name="Calibri" officeooo:rsid="0019747c" officeooo:paragraph-rsid="002d63b2"/>
    </style:style>
    <style:style style:name="P10" style:family="paragraph" style:parent-style-name="Standard" style:list-style-name="L7">
      <style:text-properties style:font-name="Calibri" officeooo:rsid="0019747c" officeooo:paragraph-rsid="0019747c"/>
    </style:style>
    <style:style style:name="P11" style:family="paragraph" style:parent-style-name="Standard" style:list-style-name="L7">
      <style:text-properties style:font-name="Calibri" officeooo:rsid="0019747c" officeooo:paragraph-rsid="002ce80d"/>
    </style:style>
    <style:style style:name="P12" style:family="paragraph" style:parent-style-name="Standard" style:list-style-name="L3">
      <style:text-properties style:font-name="Calibri" officeooo:rsid="0019973e" officeooo:paragraph-rsid="00293898"/>
    </style:style>
    <style:style style:name="P13" style:family="paragraph" style:parent-style-name="Standard">
      <style:text-properties style:font-name="Calibri" officeooo:rsid="00293898" officeooo:paragraph-rsid="00293898"/>
    </style:style>
    <style:style style:name="P14" style:family="paragraph" style:parent-style-name="Standard" style:list-style-name="L4">
      <style:text-properties style:font-name="Calibri" officeooo:rsid="00293898" officeooo:paragraph-rsid="00293898"/>
    </style:style>
    <style:style style:name="P15" style:family="paragraph" style:parent-style-name="Standard">
      <style:text-properties style:font-name="Calibri" officeooo:rsid="0017c13e" officeooo:paragraph-rsid="0017c13e"/>
    </style:style>
    <style:style style:name="P16" style:family="paragraph" style:parent-style-name="Standard" style:list-style-name="L7">
      <style:text-properties style:font-name="Calibri" officeooo:rsid="0017c13e" officeooo:paragraph-rsid="0017c13e"/>
    </style:style>
    <style:style style:name="P17" style:family="paragraph" style:parent-style-name="Standard" style:list-style-name="L5">
      <style:text-properties style:font-name="Calibri" officeooo:rsid="0029e27f" officeooo:paragraph-rsid="0029e27f"/>
    </style:style>
    <style:style style:name="P18" style:family="paragraph" style:parent-style-name="Standard" style:list-style-name="L5">
      <style:text-properties style:font-name="Calibri" officeooo:rsid="002d63b2" officeooo:paragraph-rsid="002d63b2"/>
    </style:style>
    <style:style style:name="P19" style:family="paragraph" style:parent-style-name="Standard" style:list-style-name="L5">
      <style:text-properties style:font-name="Calibri" officeooo:rsid="002d63b2" officeooo:paragraph-rsid="00346b9a"/>
    </style:style>
    <style:style style:name="P20" style:family="paragraph" style:parent-style-name="Standard" style:list-style-name="L8">
      <style:text-properties style:font-name="Calibri" officeooo:rsid="002d63b2" officeooo:paragraph-rsid="002d63b2"/>
    </style:style>
    <style:style style:name="P21" style:family="paragraph" style:parent-style-name="Standard" style:list-style-name="L7">
      <style:text-properties style:font-name="Calibri" officeooo:rsid="001df50a" officeooo:paragraph-rsid="001df50a"/>
    </style:style>
    <style:style style:name="P22" style:family="paragraph" style:parent-style-name="Standard">
      <style:text-properties style:font-name="Calibri" officeooo:rsid="001aebf0" officeooo:paragraph-rsid="001aebf0"/>
    </style:style>
    <style:style style:name="P23" style:family="paragraph" style:parent-style-name="Standard">
      <style:text-properties style:font-name="Calibri" officeooo:rsid="001aebf0" officeooo:paragraph-rsid="00384f53"/>
    </style:style>
    <style:style style:name="P24" style:family="paragraph" style:parent-style-name="Standard">
      <style:text-properties style:font-name="Calibri" officeooo:rsid="001e8de4" officeooo:paragraph-rsid="001e8de4"/>
    </style:style>
    <style:style style:name="P25" style:family="paragraph" style:parent-style-name="Standard">
      <style:text-properties style:font-name="Calibri" officeooo:rsid="0020833d" officeooo:paragraph-rsid="0020833d"/>
    </style:style>
    <style:style style:name="P26" style:family="paragraph" style:parent-style-name="Standard">
      <style:text-properties style:font-name="Calibri" officeooo:rsid="0020833d" officeooo:paragraph-rsid="001aebf0"/>
    </style:style>
    <style:style style:name="P27" style:family="paragraph" style:parent-style-name="Standard">
      <style:text-properties style:font-name="Calibri" fo:font-size="14pt" fo:font-weight="bold" officeooo:rsid="0015c880" officeooo:paragraph-rsid="0015c880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Calibri" fo:font-size="14pt" fo:font-weight="bold" officeooo:rsid="0017c13e" officeooo:paragraph-rsid="0017c13e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Calibri" fo:font-size="14pt" officeooo:rsid="0015c880" officeooo:paragraph-rsid="0015c880" style:font-size-asian="14pt" style:font-size-complex="14pt"/>
    </style:style>
    <style:style style:name="P30" style:family="paragraph" style:parent-style-name="Standard">
      <style:text-properties style:font-name="Calibri" fo:font-weight="normal" officeooo:rsid="0015c880" officeooo:paragraph-rsid="0015c880" style:font-weight-asian="normal" style:font-weight-complex="normal"/>
    </style:style>
    <style:style style:name="P31" style:family="paragraph" style:parent-style-name="Standard" style:list-style-name="L7">
      <style:text-properties style:font-name="Calibri" fo:font-weight="normal" officeooo:rsid="0015c880" officeooo:paragraph-rsid="0015c880" style:font-weight-asian="normal" style:font-weight-complex="normal"/>
    </style:style>
    <style:style style:name="P32" style:family="paragraph" style:parent-style-name="Standard">
      <style:text-properties style:font-name="Calibri" fo:font-weight="normal" officeooo:rsid="002f6d27" officeooo:paragraph-rsid="002f6d27" style:font-weight-asian="normal" style:font-weight-complex="normal"/>
    </style:style>
    <style:style style:name="P33" style:family="paragraph" style:parent-style-name="Standard">
      <style:text-properties style:font-name="Calibri" fo:font-weight="normal" officeooo:rsid="0035a51e" officeooo:paragraph-rsid="0035a51e" style:font-weight-asian="normal" style:font-weight-complex="normal"/>
    </style:style>
    <style:style style:name="P34" style:family="paragraph" style:parent-style-name="Standard" style:list-style-name="L5">
      <style:text-properties style:font-name="Calibri" officeooo:rsid="002f6d27" officeooo:paragraph-rsid="002f6d27"/>
    </style:style>
    <style:style style:name="P35" style:family="paragraph" style:parent-style-name="Standard" style:list-style-name="L8">
      <style:text-properties style:font-name="Calibri" officeooo:rsid="002f6d27" officeooo:paragraph-rsid="002f6d27"/>
    </style:style>
    <style:style style:name="P36" style:family="paragraph" style:parent-style-name="Standard" style:list-style-name="L8">
      <style:text-properties style:font-name="Calibri" officeooo:rsid="0030bfb3" officeooo:paragraph-rsid="0030bfb3"/>
    </style:style>
    <style:style style:name="P37" style:family="paragraph" style:parent-style-name="Standard" style:list-style-name="L9">
      <style:text-properties style:font-name="Calibri" officeooo:rsid="003235d6" officeooo:paragraph-rsid="003235d6"/>
    </style:style>
    <style:style style:name="P38" style:family="paragraph" style:parent-style-name="Standard">
      <style:text-properties style:font-name="Calibri" officeooo:rsid="0039bf7b" officeooo:paragraph-rsid="0039bf7b"/>
    </style:style>
    <style:style style:name="P39" style:family="paragraph" style:parent-style-name="Heading_20_5">
      <style:text-properties style:font-name="Source Sans Pro" fo:font-size="14pt" fo:font-weight="bold" officeooo:rsid="001aebf0" officeooo:paragraph-rsid="0035a51e" style:font-size-asian="14pt" style:font-weight-asian="bold" style:font-size-complex="14pt" style:font-weight-complex="bold"/>
    </style:style>
    <style:style style:name="T1" style:family="text">
      <style:text-properties officeooo:rsid="002781aa"/>
    </style:style>
    <style:style style:name="T2" style:family="text">
      <style:text-properties officeooo:rsid="002f6d2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3388b8"/>
    </style:style>
    <style:style style:name="T5" style:family="text">
      <style:text-properties officeooo:rsid="0039a5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Gliederung</text:p>
      <text:p text:style-name="P30"/>
      <text:list xml:id="list3057722468" text:style-name="L7">
        <text:list-item>
          <text:p text:style-name="P31">Vorwort</text:p>
        </text:list-item>
        <text:list-item>
          <text:p text:style-name="P31">Einleitung</text:p>
        </text:list-item>
        <text:list-item>
          <text:p text:style-name="P31">Motivation</text:p>
        </text:list-item>
        <text:list-item>
          <text:p text:style-name="P31">Legitimation</text:p>
        </text:list-item>
        <text:list-item>
          <text:p text:style-name="P31">Ziele der Arbeit</text:p>
        </text:list-item>
      </text:list>
      <text:list xml:id="list3684167617" text:style-name="L2">
        <text:list-header>
          <text:p text:style-name="P4"/>
        </text:list-header>
      </text:list>
      <text:p text:style-name="P27">Recherche</text:p>
      <text:p text:style-name="P1"/>
      <text:list xml:id="list30047572798969" text:continue-list="list3057722468" text:style-name="L7">
        <text:list-item>
          <text:p text:style-name="P2"><text:span text:style-name="T3">Inspiration und ähnliche Spiele</text:span></text:p>
        </text:list-item>
        <text:list-item>
          <text:p text:style-name="P10">Alleinstellungsmerkmal</text:p>
        </text:list-item>
      </text:list>
      <text:list xml:id="list2566303734" text:style-name="L3">
        <text:list-item>
          <text:p text:style-name="P12">Immersion</text:p>
        </text:list-item>
      </text:list>
      <text:p text:style-name="P1"/>
      <text:list xml:id="list30048300223103" text:continue-list="list30047572798969" text:style-name="L7">
        <text:list-item>
          <text:p text:style-name="P2">Schwerpunkt</text:p>
        </text:list-item>
      </text:list>
      <text:list xml:id="list1242193602" text:style-name="L4">
        <text:list-item>
          <text:p text:style-name="P14">Storytelling Enviroment Design</text:p>
        </text:list-item>
      </text:list>
      <text:p text:style-name="P13"/>
      <text:list xml:id="list30047487436112" text:continue-list="list30048300223103" text:style-name="L7">
        <text:list-item>
          <text:p text:style-name="P3">Literarische Vorlage</text:p>
        </text:list-item>
        <text:list-item>
          <text:p text:style-name="P2">Historische Recherche</text:p>
        </text:list-item>
        <text:list-item>
          <text:p text:style-name="P16">Zielplattform</text:p>
        </text:list-item>
      </text:list>
      <text:p text:style-name="P15"/>
      <text:p text:style-name="P28">Dame Design Document</text:p>
      <text:p text:style-name="P7"/>
      <text:list xml:id="list30048068142453" text:continue-numbering="true" text:style-name="L7">
        <text:list-item>
          <text:p text:style-name="P11"><text:span text:style-name="T1">Gameplay</text:span>konzept</text:p>
        </text:list-item>
        <text:list-item>
          <text:p text:style-name="P10">Story</text:p>
        </text:list-item>
      </text:list>
      <text:list xml:id="list2715941634" text:style-name="L9">
        <text:list-item>
          <text:p text:style-name="P37">Setting</text:p>
        </text:list-item>
      </text:list>
      <text:list xml:id="list685506200" text:style-name="L5">
        <text:list-item>
          <text:p text:style-name="P8">Characterdesign</text:p>
        </text:list-item>
        <text:list-item>
          <text:p text:style-name="P17">Dialog</text:p>
        </text:list-item>
        <text:list-item>
          <text:p text:style-name="P18">Immersion durch Storytelling</text:p>
        </text:list-item>
        <text:list-item>
          <text:p text:style-name="P19">Events</text:p>
        </text:list-item>
        <text:list-item>
          <text:p text:style-name="P34">Spannungsbogen</text:p>
        </text:list-item>
      </text:list>
      <text:p text:style-name="P9"/>
      <text:list xml:id="list30046954843665" text:continue-list="list30048068142453" text:style-name="L7">
        <text:list-item>
          <text:p text:style-name="P21">Design</text:p>
        </text:list-item>
      </text:list>
      <text:list xml:id="list4218429597" text:style-name="L8">
        <text:list-item>
          <text:p text:style-name="P36">Immersion</text:p>
        </text:list-item>
        <text:list-item>
          <text:p text:style-name="P20">Envi<text:span text:style-name="T2">roment-Design</text:span></text:p>
        </text:list-item>
        <text:list-item>
          <text:p text:style-name="P35">Event-Design</text:p>
        </text:list-item>
        <text:list-item>
          <text:p text:style-name="P35">Interface</text:p>
        </text:list-item>
        <text:list-item>
          <text:p text:style-name="P35">Audio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9" text:outline-level="5"><text:soft-page-break/>Technisch-handwerkliche Realisation</text:h>
      <text:p text:style-name="P5"/>
      <text:p text:style-name="P32">Tools zur Umsetzung</text:p>
      <text:p text:style-name="P32"/>
      <text:p text:style-name="P33">Workflow</text:p>
      <text:p text:style-name="P22"/>
      <text:p text:style-name="P23"><text:span text:style-name="T5">I</text:span>nformationstechnische Umsetzung</text:p>
      <text:p text:style-name="P22"/>
      <text:p text:style-name="P22"><text:span text:style-name="T5">Design </text:span>Umsetzung</text:p>
      <text:p text:style-name="P22"/>
      <text:p text:style-name="P38">Fazit Ausblick</text:p>
      <text:p text:style-name="P22"/>
      <text:p text:style-name="P22"/>
      <text:p text:style-name="P22"/>
      <text:p text:style-name="P26"/>
      <text:p text:style-name="P25"/>
      <text:p text:style-name="P25"/>
      <text:p text:style-name="P24"/>
      <text:p text:style-name="P24"/>
      <text:p text:style-name="P22"/>
      <text:p text:style-name="P6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utura BdCn BT" svg:font-family="'Futura BdCn BT'" style:font-family-generic="swiss" style:font-pitch="variable"/>
    <style:font-face style:name="Futura Bk BT" svg:font-family="'Futura Bk BT'" style:font-family-generic="swiss" style:font-pitch="variable"/>
    <style:font-face style:name="Futura Hv BT" svg:font-family="'Futura Hv BT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0:40:38.601000000</meta:creation-date>
    <dc:date>2018-01-18T03:00:38.608000000</dc:date>
    <meta:editing-duration>PT9H20M9S</meta:editing-duration>
    <meta:editing-cycles>27</meta:editing-cycles>
    <meta:generator>LibreOffice/5.3.7.2$Windows_X86_64 LibreOffice_project/6b8ed514a9f8b44d37a1b96673cbbdd077e24059</meta:generator>
    <meta:document-statistic meta:table-count="0" meta:image-count="0" meta:object-count="0" meta:page-count="2" meta:paragraph-count="36" meta:word-count="82" meta:character-count="575" meta:non-whitespace-character-count="556"/>
  </office:meta>
</office:document-meta>
</file>